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27cm" svg:y="5.093cm" presentation:class="subtitle" presentation:user-transformed="true">
          <draw:text-box>
            <text:p>A Brief Introduction to Bayesian Inference</text:p>
            <text:p/>
            <text:p/>
            <text:p/>
            <text:p><text:span text:style-name="T1">Tim Haines</text:span></text:p>
            <text:p><text:span text:style-name="T1">py-astro-stat Discussion</text:span></text:p>
            <text:p><text:span text:style-name="T1">June 24,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wo Schools of Though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1" text:id="id1">Classical (Frequentist)</text:p>
                <text:list>
                  <text:list-item>
                    <text:p xml:id="id2" text:id="id2">Focused on computing some quantity (mean, std dev, confidence interval, etc.) from a set of observations.</text:p>
                  </text:list-item>
                </text:list>
              </text:list-item>
              <text:list-item>
                <text:p xml:id="id3" text:id="id3">Bayesian</text:p>
                <text:list>
                  <text:list-item>
                    <text:p xml:id="id4" text:id="id4">Focused on estimating the probability of some parameter (observed or from a model) given some prior knowledge of the domain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me Terminology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 xml:id="id5" text:id="id5">Probability Density (distribution) Function</text:p>
                <text:list>
                  <text:list-item>
                    <text:p xml:id="id6" text:id="id6">Usually just called the pdf. It gives the probability of obtaining a value X. Written P(X).</text:p>
                  </text:list-item>
                </text:list>
              </text:list-item>
              <text:list-item>
                <text:p xml:id="id7" text:id="id7">Conditional Probability</text:p>
                <text:list>
                  <text:list-item>
                    <text:p xml:id="id8" text:id="id8">The probability of obtaining some value X given that you have obtained some value Y. Written as P(X|Y).</text:p>
                  </text:list-item>
                </text:list>
              </text:list-item>
              <text:list-item>
                <text:p xml:id="id9" text:id="id9">Joint Probability</text:p>
                <text:list>
                  <text:list-item>
                    <text:p xml:id="id10" text:id="id10">The probability of A and B happening together. It has the definition P(AB) = P(A|B)P(B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 Identity</text:p>
          </draw:text-box>
        </draw:frame>
        <draw:frame presentation:style-name="pr4" draw:layer="layout" svg:width="25.199cm" svg:height="6.008cm" svg:x="1.4cm" svg:y="4.914cm" presentation:class="outline" presentation:user-transformed="true">
          <draw:text-box>
            <text:list text:style-name="L3">
              <text:list-item>
                <text:p xml:id="id11" text:id="id11">Since A and B are arbitrary, then it follows that P(AB) = P(BA)</text:p>
              </text:list-item>
              <text:list-item>
                <text:p xml:id="id12" text:id="id12">Applying our definition of joint probability, we find</text:p>
              </text:list-item>
            </text:list>
          </draw:text-box>
        </draw:frame>
        <draw:frame draw:style-name="gr2" draw:text-style-name="P1" draw:layer="layout" svg:width="1.999cm" svg:height="0.999cm" svg:x="14.919cm" svg:y="10.12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1" xml:id="id13" draw:id="id13" draw:layer="layout" svg:width="18.288cm" svg:height="4.775cm" svg:x="3.302cm" svg:y="10.922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ayes' Theorem</text:p>
          </draw:text-box>
        </draw:frame>
        <draw:frame draw:style-name="gr2" draw:text-style-name="P1" draw:layer="layout" svg:width="17.715cm" svg:height="4.139cm" svg:x="5.08cm" svg:y="12.47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3" draw:text-style-name="P1" draw:layer="layout" svg:x1="20.828cm" svg:y1="9.936cm" svg:x2="20.828cm" svg:y2="12.476cm">
          <text:p/>
        </draw:line>
        <draw:frame draw:style-name="gr4" draw:layer="layout" svg:width="6.858cm" svg:height="1.673cm" svg:x="19.304cm" svg:y="7.576cm">
          <draw:text-box>
            <text:p>My initial belief in my model; the <text:span text:style-name="T2">prior</text:span>.</text:p>
          </draw:text-box>
        </draw:frame>
        <draw:line draw:style-name="gr3" draw:text-style-name="P1" draw:layer="layout" svg:x1="5.588cm" svg:y1="11.281cm" svg:x2="6.35cm" svg:y2="13.821cm">
          <text:p/>
        </draw:line>
        <draw:frame draw:style-name="gr4" draw:layer="layout" svg:width="9.522cm" svg:height="2.384cm" svg:x="1.4cm" svg:y="8.694cm">
          <draw:text-box>
            <text:p>Having accounted for my data, this is my updated belief in my model; the <text:span text:style-name="T3">posterior</text:span>.</text:p>
          </draw:text-box>
        </draw:frame>
        <draw:custom-shape draw:style-name="gr5" draw:text-style-name="P1" draw:layer="layout" svg:width="1.016cm" svg:height="4.572cm" draw:transform="rotate (1.5707963267949) translate (13.208cm 18.139cm)">
          <text:p/>
          <draw:enhanced-geometry svg:viewBox="0 0 21600 21600" draw:glue-points="21600 0 0 10800 21600 21600" draw:text-areas="13800 ?f9 21600 ?f10" draw:mirror-vertical="false" draw:type="left-brace" draw:modifiers="2177.47649245572 10783.468182812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layer="layout" svg:width="8.128cm" svg:height="1.673cm" svg:x="11.43cm" svg:y="18.393cm">
          <draw:text-box>
            <text:p>The support that the data provides for the model.</text:p>
          </draw:text-box>
        </draw:frame>
        <draw:frame draw:style-name="gr4" draw:text-style-name="P2" draw:layer="layout" svg:width="23.492cm" svg:height="1.352cm" svg:x="2.254cm" svg:y="4.236cm">
          <draw:text-box>
            <text:p text:style-name="P2"><text:span text:style-name="T4">Comparing my observed data, D, to some model, M.</text:span></text:p>
          </draw:text-box>
        </draw:frame>
        <draw:line draw:style-name="gr3" draw:text-style-name="P1" draw:layer="layout" svg:x1="14.986cm" svg:y1="9.051cm" svg:x2="15.24cm" svg:y2="11.43cm">
          <text:p/>
        </draw:line>
        <draw:frame draw:style-name="gr4" draw:text-style-name="P3" draw:layer="layout" svg:width="3.302cm" svg:height="0.962cm" svg:x="13.462cm" svg:y="7.874cm">
          <draw:text-box>
            <text:p text:style-name="P3"><text:span text:style-name="T2">likelihoo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Bayes' Theor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xml:id="id14" text:id="id14">Developing Bayes' Theorem was nearly trivial, but employing it in real calculations can be a very daunting task.</text:p>
              </text:list-item>
              <text:list-item>
                <text:p xml:id="id15" text:id="id15">There are several steps which must be done to utilize Bayes' Theorem correctly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sing Bayes' Theorem (cont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 xml:id="id16" text:id="id16">Formulate the data likelihood function P(D|M)</text:p>
              </text:list-item>
              <text:list-item>
                <text:p xml:id="id17" text:id="id17">Choose a prior</text:p>
              </text:list-item>
              <text:list-item>
                <text:p xml:id="id18" text:id="id18">Determine the posterior P(M|D)</text:p>
              </text:list-item>
              <text:list-item>
                <text:p xml:id="id19" text:id="id19">Search the model space to find the maximum a posteriori estimate.</text:p>
              </text:list-item>
              <text:list-item>
                <text:p xml:id="id20" text:id="id20">Quantify uncertainty using credible regions (these are much like confidence intervals)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 </meta:initial-creator>
    <meta:creation-date>2014-06-23T22:02:44</meta:creation-date>
    <dc:date>2014-06-24T00:56:13</dc:date>
    <dc:creator>tim </dc:creator>
    <meta:editing-duration>PT2H52M4S</meta:editing-duration>
    <meta:editing-cycles>13</meta:editing-cycles>
    <meta:generator>LibreOffice/4.0.2.2$Linux_X86_64 LibreOffice_project/400m0$Build-2</meta:generator>
    <meta:document-statistic meta:object-count="59"/>
  </office:meta>
</office:document-meta>
</file>

<file path=Object 1/content.xml><?xml version="1.0" encoding="utf-8"?>
<math xmlns="http://www.w3.org/1998/Math/MathML">
  <semantics>
    <mrow>
      <mi>P</mi>
      <mrow>
        <mfenced open="(" close=")">
          <mrow>
            <mrow>
              <mi>M</mi>
            </mrow>
            <mo stretchy="false">∣</mo>
            <mrow>
              <mi>D</mi>
            </mrow>
          </mrow>
        </mfenced>
        <mo stretchy="false">=</mo>
        <mfrac>
          <mrow>
            <mi>P</mi>
            <mfenced open="(" close=")">
              <mrow>
                <mrow>
                  <mi>D</mi>
                </mrow>
                <mo stretchy="false">∣</mo>
                <mrow>
                  <mi>M</mi>
                </mrow>
              </mrow>
            </mfenced>
          </mrow>
          <mrow>
            <mi>P</mi>
            <mfenced open="(" close=")">
              <mrow>
                <mi>D</mi>
              </mrow>
            </mfenced>
          </mrow>
        </mfrac>
      </mrow>
      <mi>P</mi>
      <mfenced open="(" close=")">
        <mrow>
          <mi>M</mi>
        </mrow>
      </mfenced>
    </mrow>
    <annotation encoding="StarMath 5.0">P left ( M mline D right ) = {P left ( D mline M right )} over {P left ( D right )} P left ( M right )</annotation>
  </semantics>
</math>
</file>

<file path=Object 2/content.xml><?xml version="1.0" encoding="utf-8"?>
<math xmlns="http://www.w3.org/1998/Math/MathML">
  <mrow/>
</math>
</file>

<file path=Object 3/content.xml><?xml version="1.0" encoding="utf-8"?>
<math xmlns="http://www.w3.org/1998/Math/MathML">
  <semantics>
    <mtable>
      <mtr>
        <mtd>
          <mrow>
            <mi>P</mi>
            <mrow>
              <mfenced open="(" close=")">
                <mrow>
                  <mi mathvariant="italic">AB</mi>
                </mrow>
              </mfenced>
              <mo stretchy="false">=</mo>
              <mi>P</mi>
            </mrow>
            <mfenced open="(" close=")">
              <mrow>
                <mrow>
                  <mi>A</mi>
                </mrow>
                <mo stretchy="false">∣</mo>
                <mrow>
                  <mi>B</mi>
                </mrow>
              </mrow>
            </mfenced>
            <mi>P</mi>
            <mrow>
              <mfenced open="(" close=")">
                <mrow>
                  <mi>B</mi>
                </mrow>
              </mfenced>
              <mo stretchy="false">=</mo>
              <mi>P</mi>
            </mrow>
            <mfenced open="(" close=")">
              <mrow>
                <mrow>
                  <mi>B</mi>
                </mrow>
                <mo stretchy="false">∣</mo>
                <mrow>
                  <mi>A</mi>
                </mrow>
              </mrow>
            </mfenced>
            <mi>P</mi>
            <mrow>
              <mfenced open="(" close=")">
                <mrow>
                  <mi>A</mi>
                </mrow>
              </mfenced>
              <mo stretchy="false">=</mo>
              <mi>P</mi>
            </mrow>
            <mfenced open="(" close=")">
              <mrow>
                <mi mathvariant="italic">BA</mi>
              </mrow>
            </mfenced>
          </mrow>
        </mtd>
      </mtr>
      <mtr>
        <mtd>
          <mrow/>
        </mtd>
      </mtr>
      <mtr>
        <mtd>
          <mrow>
            <mtext>=&gt;</mtext>
            <mi>P</mi>
            <mrow>
              <mfenced open="(" close=")">
                <mrow>
                  <mrow>
                    <mi>A</mi>
                  </mrow>
                  <mo stretchy="false">∣</mo>
                  <mrow>
                    <mi>B</mi>
                  </mrow>
                </mrow>
              </mfenced>
              <mo stretchy="false">=</mo>
              <mfrac>
                <mrow>
                  <mi>P</mi>
                  <mfenced open="(" close=")">
                    <mrow>
                      <mrow>
                        <mi>B</mi>
                      </mrow>
                      <mo stretchy="false">∣</mo>
                      <mrow>
                        <mi>A</mi>
                      </mrow>
                    </mrow>
                  </mfenced>
                  <mi>P</mi>
                  <mfenced open="(" close=")">
                    <mrow>
                      <mi>A</mi>
                    </mrow>
                  </mfenced>
                </mrow>
                <mrow>
                  <mi>P</mi>
                  <mfenced open="(" close=")">
                    <mrow>
                      <mi>B</mi>
                    </mrow>
                  </mfenced>
                </mrow>
              </mfrac>
            </mrow>
          </mrow>
        </mtd>
      </mtr>
    </mtable>
    <annotation encoding="StarMath 5.0">P left ( AB right ) = P left (A mline B right ) P left ( B right ) = P left (B mline A right ) P left ( A right ) = P left ( BA right ) newline newline
"=&gt;" P left (A mline B right ) = {P left (B mline A right ) P left ( A right )} over {P left ( B right )}</annotation>
  </semantics>
</math>
</file>